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2FB00002DBA8718AC4B.svm"/>
  <manifest:file-entry manifest:media-type="" manifest:full-path="Pictures/200000070000519D00002787C6DF17B1.svm"/>
  <manifest:file-entry manifest:media-type="" manifest:full-path="Pictures/20000007000025B500002BBE2EA71735.svm"/>
  <manifest:file-entry manifest:media-type="" manifest:full-path="Pictures/2000000700000DE50000285A798E40D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 анализе мы будем использовать <text:span text:style-name="T1">Java Monitoring &amp; Management Console. </text:span>Дополнительно для <text:span text:style-name="T1">Memtraker </text:span>созданы два методы, которые могут создавать и удалять большое количество заявок. Стоит заметить, что заявки будут иметь проинициализированные поля</text:p>
      <text:p text:style-name="P2"/>
      <text:p text:style-name="P1"><draw:frame draw:style-name="fr1" draw:name="Графический объект1" text:anchor-type="paragraph" svg:x="3.674cm" svg:y="0cm" svg:width="9.654cm" svg:height="9.126cm" draw:z-index="0"><draw:image xlink:href="Pictures/20000007000025B500002BBE2EA71735.svm" xlink:type="simple" xlink:show="embed" xlink:actuate="onLoad"/></draw:frame><text:span text:style-name="T2"/></text:p>
      <text:p text:style-name="P1"><text:span text:style-name="T2">Все добавленые нами заявки сразу же отправляются в область памяти </text:span>Old Gen <text:span text:style-name="T2">и хранятся там, ведь их можно будет вызвать дальше по ходу следования программы.</text:span></text:p>
      <text:p text:style-name="P1"><draw:frame draw:style-name="fr1" draw:name="Графический объект2" text:anchor-type="paragraph" svg:x="0.642cm" svg:y="0.071cm" svg:width="15.718cm" svg:height="7.317cm" draw:z-index="1"><draw:image xlink:href="Pictures/200000070000519D00002787C6DF17B1.svm" xlink:type="simple" xlink:show="embed" xlink:actuate="onLoad"/></draw:frame><text:span text:style-name="T2"/></text:p>
      <text:p text:style-name="P1"><text:span text:style-name="T2"/></text:p>
      <text:p text:style-name="P1"><text:span text:style-name="T2">Двести тысяч заявок занимают 32 мегабайта памяти. Давайте попробуем удалить их.</text:span></text:p>
      <text:p text:style-name="P1"><text:span text:style-name="T2">Сразу же после удаления ничего не происходит. Кривая </text:span>Old Gen <text:span text:style-name="T2">стоит на месте, а кривая общего обьема </text:span>Heap <text:span text:style-name="T2">вообще ползет вверх. Но вот происходит минорная чистка памяти </text:span>Eden Space<text:span text:style-name="T2">. Часть обьектов попадает в </text:span>OldGen, <text:span text:style-name="T2">часть удаляется. Однако, мажорной чистки </text:span>OldGen <text:span text:style-name="T2">так и не происходит, потому что такая чистка более ресурсозатратна и проводится гораздо реже, чем чистка </text:span>Eden Space.</text:p>
      <text:p text:style-name="P1"><draw:frame draw:style-name="fr1" draw:name="Графический объект4" text:anchor-type="paragraph" svg:x="9.583cm" svg:y="0.49cm" svg:width="6.138cm" svg:height="11.19cm" draw:z-index="3"><draw:image xlink:href="Pictures/20000007000022FB00002DBA8718AC4B.svm" xlink:type="simple" xlink:show="embed" xlink:actuate="onLoad"/></draw:frame><text:soft-page-break/></text:p>
      <text:p text:style-name="P1"><draw:frame draw:style-name="fr1" draw:name="Графический объект3" text:anchor-type="paragraph" svg:x="1.794cm" svg:y="0.901cm" svg:width="3.558cm" svg:height="9.885cm" draw:z-index="2"><draw:image xlink:href="Pictures/2000000700000DE50000285A798E40D7.svm" xlink:type="simple" xlink:show="embed" xlink:actuate="onLoad"/></draw:frame></text:p>
      <text:p text:style-name="P2">После принудительного вызова сборщика мусора, память(с 35 Мб до 5 Мб) очищается очень сильно, ведь все заявки, что ее занимали были удалены. </text:p>
      <text:p text:style-name="P2"/>
      <text:p text:style-name="P2">Давайте же попробуем сгенерировать ошибку <text:span text:style-name="T1">OutOfMemory, </text:span>создадим 10 миллионов заявок.</text:p>
      <text:p text:style-name="P2"/>
      <text:p text:style-name="P2">Располнев, <text:span text:style-name="T1">OldGen </text:span>трекера занял 1.5 гигабайта памяти, однако продолжил работать. При второй попытке добавить столько же, <text:span text:style-name="T1">Idea </text:span>попыталась умереть, однако, на выдохе трекер упал с ошибкой <text:span text:style-name="T1">OutOfMemory. </text:span>Думаю, что предел Трекера на данной локальной машине около 12 миллионов заявок. Как либо отследить работу <text:span text:style-name="T1">JVM </text:span>не представляется возможным, ибо виртуальная машина в попытке сьесть всю память тормозит компьютер до момента, пока приложение не упадет с ошибкой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27T11:38:50.02</meta:creation-date>
    <dc:date>2022-06-27T13:01:08.69</dc:date>
    <meta:editing-duration>PT3M51S</meta:editing-duration>
    <meta:editing-cycles>1</meta:editing-cycles>
    <meta:generator>OpenOffice/4.1.12$Win32 OpenOffice.org_project/4112m1$Build-9809</meta:generator>
    <meta:document-statistic meta:table-count="0" meta:image-count="4" meta:object-count="0" meta:page-count="2" meta:paragraph-count="7" meta:word-count="223" meta:character-count="1536"/>
  </office:meta>
</office:document-meta>
</file>